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image/png" manifest:full-path="Thumbnails/thumbnail.png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rdf+xml" manifest:full-path="manifest.rdf" manifest:version="1.2"/>
  <manifest:file-entry manifest:media-type="application/xml" manifest:full-path="Configurations2/accelerator/current.xml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</office:automatic-styles>
  <office:body>
    <office:text>
      <text:p text:style-name="Text_20_body">كْوَ إِينَ لَ رَهَمَانِ * نَأَنْدَ نُذُومَ هِينِ *<text:line-break/>إِينَ يَ پِيلِ رَمَانِ * نَمْوَنْدِكِيَ يَهَايَ</text:p>
      <text:p text:style-name="Text_20_body">كْوٖينْيٖ رَمَانِ يَ كْوَانْدَ * بَنَاتِ نَلِوَفُونْدَ *<text:line-break/>نَ هِينِ نِمٖئُِونْدَ * وَڤُلَانَ كُوَمْبِيَ</text:p>
      <text:p text:style-name="Text_20_body">نَ أَسِيلِ يَ كْوَنْدِيكَ * نَهِيسِ وَانَ وَتَاكَ *<text:line-break/>بَابَ پِيَ كَذَلِيكَ * مِيمِ أَلِنَنْدِكِيَ</text:p>
      <text:p text:style-name="Text_20_body">بَابَ بوَانَ أَهمَادِ * أَتَمْجَازِ وَدُودِ *<text:line-break/>كْوَانِ أَلِجِتَهِيدِ * كُنَنْدِكِيَ وَسِيَ</text:p>
      <text:p text:style-name="Text_20_body">هَاپٗ زَمَانِ زَ يَانَ * نْدِيٗ لَ وَسِيَ يِينَ *<text:line-break/>أَلٗنَنْدِكِئَ بوَانَ * بَبَانْڠُ كَنِوَتِيَ</text:p>
      <text:p text:style-name="Text_20_body">نَامِ كَتِيكَ رَمَانِ * تَيِپِينْدَ كُبَئِينِ *<text:line-break/>يَالٖ نِنَيٗؤَمِينِ * يَوٖيزَ كُسَئِدِيَ</text:p>
      <text:p text:style-name="Text_20_body">تَنٖينَ نَلٗيَتُومَ * نَ يَالٖ نِلٗيَسٗومَ *<text:line-break/>تَزِتَايَ نَ هٖكِيمَ * كْوَ وَاتُ نِلٗپٗكٖيَ</text:p>
      <text:p text:style-name="Text_20_body">يَالٖ نِتَيَكُسَانْيَ * مْبَالِ مْبَالِ كُتَنْڠَانْيَ *<text:line-break/>لٖينْڠٗ لَانْڠُ نِ كُفَانْيَ * كَامَ لَ مَئِيشَ بٗويَ</text:p>
      <text:p text:style-name="Text_20_body">بٗويَ هِيلِ لَ مَئِيشَ * كَاتُ هَلِتٗزَمِيشَ *<text:line-break/>أَشِكَاءٗ تَمْڤُوشَ * بَنْدَارِ تَسِكِلِيَ</text:p>
      <text:p text:style-name="Text_20_body">مْوَنَانْڠُ أُكِئَزِيمُ * كُؤٗوَ كْوَانْدَ فَهَامُ *<text:line-break/>كُتٖؤُوَ نِ مُهِيمُ * نِ أَامرِ يَ شَرِيَ</text:p>
      <text:p text:style-name="Text_20_body">مْتُومِ أَلِبَئِينِ * أَكَتوَمْبِيَ أٗوَانِ *<text:line-break/>مْوَنَامْكٖ مْوٖينْيٖ دِينِ * مُونْڠُ تَوَبَرِكِيَ</text:p>
      <text:p text:style-name="Text_20_body">مْوَنَانْڠُ سِتَاكٖ مْكٖ * كْوَ وٖيمَ وَ أُومْبٗ لَاكٖ *<text:line-break/>نَسَابَ نَ پَاتٗ لَاكٖ * مَيُتٗونِ أُتَنْڠِيَ</text:p>
      <text:p text:style-name="Text_20_body">وَالَ دِينِ هَئِنٖينِ * أٗوَ شُڠُؤُ لَ أُونِ *<text:line-break/>كِشُونَ كِيلٗ نَ دِينِ * كُكِؤٗوَ سِ هَتِيَ</text:p>
      <text:p text:style-name="Text_20_body">مْوٖينْيٖ نَسَابَ تُكُوفُ * نَ كْوَ مٗولَ مْتِئِيفُ *<text:line-break/>هَاوِ مْتُ مٖخَلِيفُ * كَامَ هُويٗ كُزٖنْڠٖيَ</text:p>
      <text:p text:style-name="Text_20_body">نَ مْكٖ أَالٗ نَ چَاكٖ * سِكْوَمْبِئِ سِمْتَاكٖ *<text:line-break/>بٗورَ أَاوٖ دِينِ يَاكٖ * مٖشِيكَ هَكُمْبِرِيَ</text:p>
      <text:p text:style-name="Text_20_body">دِينِ نِ كَامَ بُرٖيكِ * هُمزِوِيَ هَتٗوكِ *<text:line-break/>مِپَكَانِ نَ هَرُوكِ * أَكِيوَ تَئِتُمِيَ</text:p>
      <text:p text:style-name="Text_20_body">نَ دِينِ هُمزِوِيزَ * كُتٖينْدَ يَسٗپٖنْدٖيزَ *<text:line-break/>نَ نْدِيپٗ كَكُهِمِيزَ * مْوٖينْيٖ دِينِ كْوَنْڠَلِيَ</text:p>
      <text:p text:style-name="Text_20_body">دِينِ نِنَيٗئِنٖينَ * سِكُوَ نَايٗ نِ إِينَ *<text:line-break/>دِينِ نِ كْوَنْدَامَ سَانَ * أَامرِ زَاكٖ جَلِيَ</text:p>
      <text:p text:style-name="Text_20_body">نِ دِينِ كْوٖينْيٖ مَئِيشَ * مْتُ إِيوٖ هُمْوٖنْدٖيشَ *<text:line-break/>سِ دِينِ يَ كُؤٗنٖيشَ * وَاتُ كُوَهَدَلِيَ</text:p>
      <text:p text:style-name="Text_20_body">نِ دِينِ إِلِيٗ نْدَانِ * إِلِيٗكِيتَ مٗيٗونِ *<text:line-break/>نْدِيٗ هُوَ نِ سُكَانِ * يَ كُمُؤٗنْڠٗوزَ نْدِيَ</text:p>
      <text:p text:style-name="Text_20_body">نِ أُكِيسَ كُؤَمُوَ * نِ فُلَانِ تَمُؤٗوَ *<text:line-break/>فَانْيَ مَامْبٗ سَوَسَاوَ * سَنْدَامٖ يَ جٗونْڠٗ نْدِيَ</text:p>
      <text:p text:style-name="Text_20_body">أُسِفَانْيٖ يَ شٖشٖيڠِ * كَامَ وَاتُ وٖينْيٖ ڠٗوڠِ *<text:line-break/>سِئِپٖيكٖ زِڠِزَاڠِ * هَرُوسِ نِمٖكْوَمْبِيَ</text:p>
      <text:p text:style-name="Text_20_body">كُولَ إِكِيوَ نِ پٖيسِ * هُوَ نِ بٗورَ هَرُوسِ *<text:line-break/>فَانْيَ مَامْبٗ يَ كِئَاسِ * كْوَ غَرَامَ نْڠٗومَ پِيَ</text:p>
      <text:p text:style-name="Text_20_body">مَكُوبوَ أُسِيَتَاكٖ * نَ مِپَاكَ أُسِرُوكٖ *<text:line-break/>پِيَ أُپَانْدٖ وَ مْكٖ * وَئِلٖيزٖ كَامَ هَايَ</text:p>
      <text:p text:style-name="Text_20_body">زِكِيوَ نْيِينْڠِ غَرَامَ * نَ مَيُوتٗ نِ لَزِيمَ *<text:line-break/>نْڠٗومَ زِكِيسَ كُكٗومَ * نِ لَوَامَ هُسَلِيَ</text:p>
      <text:p text:style-name="Text_20_body">فَانْيَ مَامْبٗ يَ كَدِيرِ * سِتَاكٖ مْنٗ فَخَارِ *<text:line-break/>نَكُؤُسِيَ سِكِيرِ * هَفُولَ زَ مَأَسِيَ</text:p>
      <text:p text:style-name="Text_20_body">هَفُولَ زَ إِسِرَافُ * نَ زَ مَڠٗومَ مَچَافُ *<text:line-break/>نَ كُوَ تُوتُ كْوَ أُوفُ * دِينِ هَايٗ هُزُوِيَ</text:p>
      <text:p text:style-name="Text_20_body">مِيلَ يٖيتُ أُسِوَاتٖ * مْفَانٗ كُڤِيشَ پٖيتٖ *<text:line-break/>سِ يٖيتُ أُسِفُؤَاتٖ * وٖينْڠِ وَنْڠَكَزَنِيَ</text:p>
      <text:p text:style-name="Text_20_body">نِ مِيلَ يَ كِنَسَارَ * كُئِوَاتَ نْدِؤٗ بٗورَ *<text:line-break/>وَنْڠَاوَ وَتَكُكٖيرَ * وَاجَ كْوَ كُتٗئٖلٖيَ</text:p>
      <text:p text:style-name="Text_20_body">نَ كْوٖينْدَ كُوپَ مْكٗونٗ * أُسِكِيرِ تَنْڠَمَانٗ *<text:line-break/>هَاتَ أَالٗ نْدُويٗ مْنٗ * سِمُؤَاتٖ نَاوٖ كُويَ</text:p>
      <text:p text:style-name="Text_20_body">نْيُومْبَ يَاكٗ سِئَسِيسِ * كْوَ مْسِينْڠِ وَ مَأَسِ *<text:line-break/>تَئِڤُتِيَ نُهُوسِ * نَ أُكٗرٗوفِ كُنْڠِيَ</text:p>
      <text:p text:style-name="Text_20_body">نَ مَأَسِ نِنٖنَايٗ * نِ كُولَ مَامْبٗ أَمْبَايٗ *<text:line-break/>مٗولَ أَيَتُكِئَايٗ * نَ كُولَ أَلٗزِوِيَ</text:p>
      <text:p text:style-name="Text_20_body">مٗويَ مٗويَ سِتٗوٖيزَ * كُتٗنْدٗوَ كُكْوٖلٖيزَ *<text:line-break/>نِمٖكُوپَ مُؤَنْڠَازَ * وَ نْدِيَ كُفُؤَتِيَ</text:p>
      <text:p text:style-name="Text_20_body">نِمٖكُوپَ نِ كِيَاسِ * كِتُميِئٖ نَاوٖ بَاسِ *<text:line-break/>كْوَ مَنْڠِنٖيٗ كُكِيسِ * كْوَ مِزَانِ كُتُمِيَ</text:p>
      <text:p text:style-name="Text_20_body">نْيُومْبَ نْجٖيمَ نِ مْسِنْجِ * تَامُ يَ چَاءِ سِ رَنْجِ *<text:line-break/>وٖينْڠِ مٖتِلِيوَ تَنْجِ * كْوَ فَخَارِ كُزٖنْڠٖيَ</text:p>
      <text:p text:style-name="Text_20_body">كِيوَ نِ لَزِيمَ سَانَ * هِيلٗ لَ كُؤَنْدَمَانَ *<text:line-break/>شٖمٖڠِيٗ مْڤُلَانَ * أَنْدَمَنَانِ پَمٗويَ</text:p>
      <text:p text:style-name="Text_20_body">أَوْ مْوٖنْڠِينٖ يٗيٗوتٖ * مَهَرِيمُ نَ فُؤَاتٖ *<text:line-break/>أَجِنَابُ سِمُؤَاتٖ * مْكٖؤٗ كُمْوَنْڠَلِيَ</text:p>
      <text:p text:style-name="Text_20_body">رَفِيكِ سِمُؤَامْنِ * أُكَمْتِيَ نْيُمْبَانِ *<text:line-break/>إِيلَ ذَرُورَ فُلَانِ * سِكُويٖ إِكِتٗكٖيَ</text:p>
      <text:p text:style-name="Text_20_body">رَفِيكِ أُسِملِيچٖ * نِ زَئِيدِ هُويٗ مْچٖ *<text:line-break/>كْوَ وَاءٗ مَامْبٗ يَ چٖيچٖ * هُوَ أُسٗلِذَنِيَ</text:p>
      <text:p text:style-name="Text_20_body">زِزِينِ كُتِيَ سِيمْبَ * نِ كَامَ مٗوتٗ نَ پَامْبَ *<text:line-break/>مَارَ مٗويَ هُزِسُومْبَ * نَ يِيڤُ لِكَسَلِيَ</text:p>
      <text:p text:style-name="Text_20_body">رَفِيكِ كِنْڠِيَ نْدَانِ * سِكُويٖ أُكَتَمَانِ *<text:line-break/>سَامْبٖ أٗونَ نِ نْيُمْبَانِ * هٖئٖ أُتَيِتٗنْڠٖيَ</text:p>
      <text:p text:style-name="Text_20_body">هِيٗ كْوٖيتُ سِيٗ مِيلَ * كُنْڠِيَ كُولَ مَهَالَ *<text:line-break/>پَاسِ هٗودِ نَ سُمِيلَ * سِيٗ يٖيتُ مَزٗوٖيَ</text:p>
      <text:p text:style-name="Text_20_body">يَلِنَكَازِ مَدَاكَ * نِ وَڠٖينِ كُوَدَاكَ *<text:line-break/>مَدَاكَ نِ كُوَوٖيكَ * نَ نْدَانِ كُتٗتُنْڠِيَ</text:p>
      <text:p text:style-name="Text_20_body">إِيلَ أَاوٖ نِ مْڠٖينِ * وَ كُشُكِيَ نْيُمْبَانِ *<text:line-break/>هُنْڠِيَ نَ هَمُؤٗونِ * أَلِيٗ نْدَانِ ممٗويَ</text:p>
      <text:p text:style-name="Text_20_body">نَ أُچٖينْدَ سَفَرِينِ * كَشُكِيٖ هٗتٖلِينِ *<text:line-break/>سِپٖينْدٖ سَانَ نْيُمْبَانِ * إِيلَ نِ كُپِيتَ نْدِيَ</text:p>
      <text:p text:style-name="Text_20_body">أُكِمْوٖنْدٖيَ نْيُمْبَانِ * مْوٖينْيٖ تٗوتٗ مَسِكَانِ *<text:line-break/>أَوْ أَالٗ مَسِكِينِ * تَأَبُونِ هُمْتِيَ</text:p>
      <text:p text:style-name="Text_20_body">نَ إِوَاپٗ هُونَ بُودِ * هُكُفَانْيَ كْوَ كَسِيدِ *<text:line-break/>سِيكُ تَاتُ أُسِزِيدِ * سِؤٗنْڠٖيزٖ هَاتَ مٗويَ</text:p>
      <text:p text:style-name="Text_20_body">نَ هِيلٗ وٖيوٖ سِتٖينْدٖ * إِيلَ مَامْبٗ يَكُشِينْدٖ *<text:line-break/>مْتٖرٖيمْكٗ سِپٖينْدٖ * نْيٗونْڠٗ هُكُتُمْبُكِيَ</text:p>
      <text:p text:style-name="Text_20_body">لٗجِينْڠِ كِيوَ هَپَانَ * أَوْ مْفُكٗونِ هُونَ *<text:line-break/>نٖينْدَ كْوَ هَذَارِ سَانَ * كَامَ كُپٗتٖيَ نْدِيَ</text:p>
      <text:p text:style-name="Text_20_body">كِيوَ مْتُ مٖكْوَلِيكَ * نِ وَجِيبُ كُئِتِيكَ *<text:line-break/>شُغُولِ كِمَلِزِيكَ * مُسِوٖيكٖ مَزٗوٖيَ</text:p>
      <text:p text:style-name="Text_20_body">نَ وٖيوٖ كْوَاكٗ نْيُمْبَانِ * سِئِفَانْيٖ مْنٗ دُونِ *<text:line-break/>كُوَ مْتُ وَسِتَانِ * كْوَ مَپَامْبٗ كُيِتِيَ</text:p>
      <text:p text:style-name="Text_20_body">مْتِلِيٖ مْكٖ وَاكٗ * زِيتُ كْوَ كَدِيرِ يَاكٗ *<text:line-break/>إِكِيوَ نَفَاسِ إِيكٗ * سِبَانٖ أُكَزِوِيَ</text:p>
      <text:p text:style-name="Text_20_body">إِيوٖ مَرِدَادِ نْيُومْبَ * نَ كْوَ زِيتُ كُئِپَامْبَ *<text:line-break/>فٖشٖينِ أَمْبَازٗ كْوَامْبَ * كَامَ يٖيٖ هُتُمِيَ</text:p>
      <text:p text:style-name="Text_20_body">مْتِلِيٖ كُولَ كِيتُ * أَاوٖ كَامَ وٖينْدٖ وَاتُ *<text:line-break/>سِمْوَمْبِيٖ مِيمِ كْوٖيتُ * هَايَ سِكُيَزٗوٖيَ</text:p>
      <text:p text:style-name="Text_20_body">أَكِيوَ مْبوَ مِنَزِينِ * أُكِمُئٖيتَ مُيِينِ *<text:line-break/>سِمُوَاتٖ كُتَمَانِ * زَ وٖينْدٖ كِشُهُدِيَ</text:p>
      <text:p text:style-name="Text_20_body">أُكِيوَ أُمٖئَمُوَ * مُيِينِ كُمْتُكُوَ *<text:line-break/>مْفَنْيِئٖ سَوَسَاوَ * سَامْبٖ سِ يَ كْوٖينُ هَايَ</text:p>
      <text:p text:style-name="Text_20_body">سِمْوَمْبِيٖ زِيتُ هِيزِ * كْوٖينُ كُپَاتَ هُوٖيزِ *<text:line-break/>كْوٖينُ نِ كَامَ كِزِيزِ * هُكُؤٗونَ مَزُلِيَ</text:p>
      <text:p text:style-name="Text_20_body">نَ چَكُولَ كَذَلِيكَ * مْپٖ أَنَچٗكِتَاكَ *<text:line-break/>أَمْبَاچٗ تَفُرَهِيكَ * مْوٖنْيٖيوٖ مٖكِزٗوٖيَ</text:p>
      <text:p text:style-name="Text_20_body">أَكِپٖينْدَ بِرِيَانِ * مْپٖ مْوَانَ سِمْخِينِ *<text:line-break/>مَأَدَامُ مْفُكٗونِ * أَكِيبَ إِمٖسَلِيَ</text:p>
      <text:p text:style-name="Text_20_body">سِيكُ أَكِتَاكَ سِيمَ * سِمْوَمْبِيٖ إٖيوٖ مَامَ *<text:line-break/>كُولَ مْتٖئٖ لَزِيمَ * مِيمِ سِتَاكِ أُذِيَ</text:p>
      <text:p text:style-name="Text_20_body">مُؤَتِيَ نَ خِيَارِ * أَپٖنْدَاچٗ أَخِتَارِ *<text:line-break/>سِمْكَازٖ سِ أُزُورِ * مَشَرُوتِ كُمْوٖكٖيَ</text:p>
      <text:p text:style-name="Text_20_body">إِيلَ كِلِيچٗ هَرَامُ * هِيلٗ سِكِيرِ فَهَامُ *<text:line-break/>هَرَامُ نَ كُولَ سُومُ * شَرِيَ إِمٖزِوِيَ</text:p>
      <text:p text:style-name="Text_20_body">أَامَ كُهُوسُ مَڤَازِ * يَ كَايٖ نَ سِيكُ هِيزِ *<text:line-break/>سِكِيرِ يَ كْوٖينْدَ وَازِ * مِشٗونٗ يَاسٗ نَ هَايَ</text:p>
      <text:p text:style-name="Text_20_body">كْوٖيتُ سِيسِ إِسِلَامُ * مَڤَازِ كِيتُ مُهِيمُ *<text:line-break/>نَ سِيسِ يَتُلَزِيمُ * يَ زِپِيمٗ كْوَنْڠَلِيَ</text:p>
      <text:p text:style-name="Text_20_body">مْپٖ مْوٖنْيٖيوٖ نَفَاسِ * يَ كُتٖؤُوَ لِبَاسِ *<text:line-break/>لَاكٗ وٖيوٖ نِ فُلُوسِ * تٗوَ زَ كُنُنُلِيَ</text:p>
      <text:p text:style-name="Text_20_body">مْپٖ يَاكٗ مَشَرُوتِ * زَ مْشٗونٗ كُذِبِيتِ *<text:line-break/>أَكِخَلِيفُ مٖهِيتِ * نِ هَاكِ كُمزِوِيَ</text:p>
      <text:p text:style-name="Text_20_body">أَامَ كِتَمْبَاءَ ڠَانِ * كِكُؤُلِيزَ مْوٖنْدَانِ *<text:line-break/>أَوْ نِ إِيپِ لَؤُونِ * وٖيوٖ وَئِفُرَهِيَ</text:p>
      <text:p text:style-name="Text_20_body">هَاپٗ مَكٗوسَ هَپَانَ * كِكُؤُلِيزَ كُنٖينَ *<text:line-break/>رَانْڠِ هِينِ نَئِٗونَ * مَتٗونِ إِمٖنِنْڠِيَ</text:p>
      <text:p text:style-name="Text_20_body">أَامَ كِيوَ نِ تَمَاشَ * وَتَاكَ مْفُرَهِيشَ *<text:line-break/>سِ هَاجَ كُمُؤٗنٖيشَ * مَؤٗنِيٖ كْوَنْڠَلِيَ</text:p>
      <text:p text:style-name="Text_20_body">كَاتَ أُتَكَچٗپٖينْدَ * أُمْتُنُكِيٖ نْيٗونْدَ *<text:line-break/>نَاوٖ هِيلِ أُكِتٖينْدَ * چٗچٗوتٖ تَكٗنْڠٗوٖيَ</text:p>
      <text:p text:style-name="Text_20_body">مْكٖ وَاكٗ سِمْذِيكِ * سِمْوَمْبِيٖ سِينَ هِيكِ *<text:line-break/>نَ نْيِينْڠِ مْنٗ سِتَاكِ * سِزٗوٖيٖ كُتُمِيَ</text:p>
      <text:p text:style-name="Text_20_body">مْپٖ كْوَ يَاكٗ كَدِيرِ * أُسِفَانْيٖ تَقتِيرِ *<text:line-break/>نِ توَبِيَ سِ نْزُورِ * أُبَخِيلِ كْوٖينْيٖ هَايَ</text:p>
      <text:p text:style-name="Text_20_body">نَ وٖيوٖ أُپَانْدٖ وَاكٗ * إِپَامْبٖ كِيَاسِ چَاكٗ *<text:line-break/>بٗورَ أُسِڤُونْدٖ مِيكٗ * خَتِيَانِ أُكَنْڠِيَ</text:p>
      <text:p text:style-name="Text_20_body">كُوَ مْتُ مَرِدَادِ * أُتُونْڠٖ يَاكٗ جَسَادِ *<text:line-break/>هَاتَ كُفُكِيزَ أُودِ * أُكِوٖيزَ سِ خَتِيَ</text:p>
      <text:p text:style-name="Text_20_body">إِوٖيكٖ أُوٖ نَذِيفُ * سِؤٗنٖكَانٖ مْچَافُ *<text:line-break/>هِينِ نِ سُوننَ تُكُوفُ * يَ تُومْوَ وٖيتُ نَبِيَ</text:p>
      <text:p text:style-name="Text_20_body">كِيوَ نْيٖئٖ أُمٖوٖيكَ * زَنْڠَلِيٖ كَذَلِيكَ *<text:line-break/>سِوَاتٖ كُسٗكٗتٖيكَ * شُنْڠُرُورُ كُسَلِيَ</text:p>
      <text:p text:style-name="Text_20_body">إِكِيوَ وَفُرَهِيكَ * مْكٖؤٗ أَكِپَمْبِيكَ *<text:line-break/>يُوَ نَيٖيٖ هُتَاكَ * نَاوٖ أُوٖ هُڤُتِيَ</text:p>
      <text:p text:style-name="Text_20_body">هِيٗ نَايٖ نْدَاكٖ هَاكِ * تَكُوَ هَفُرَهِيكِ *<text:line-break/>إِوَاپٗ هُشُغُلِيكِ * مُئِلِؤٗ كْوَنْڠَلِيَ</text:p>
      <text:p text:style-name="Text_20_body">نَايٖ پِيَ هُتَمَانِ * أَكِكُؤٗونَ نْدِئَانِ *<text:line-break/>أُوٖ نَاوٖ هِسَبُونِ * پٖينْيٖ وَاتُ أُتَنْڠِيَ</text:p>
      <text:p text:style-name="Text_20_body">أَوْ كِيوَ يَاكٗ كَازِ * كُتٖينْدَ هَايَ هُوٖيزِ *<text:line-break/>وِسَاپٗ ڤُوَ مَڠٗوزِ * سِڤَاءٖ كُتٖمْبٖلٖيَ</text:p>
      <text:p text:style-name="Text_20_body">سِتٖمْبٖئٖ نَ مَڠوَانْدَ * وَالَ هَرُوفُ زَ ن’ڠٗونْدَ *<text:line-break/>فَهَامُ وَاتُ هُتُونْدَ * نَ أَكِلِينِ هُتِيَ</text:p>
      <text:p text:style-name="Text_20_body">نَ كَذَلِيكَ أُلِيمِ * إِپِينْدٖ أُوٖ هُسٖيمِ *<text:line-break/>يَالٗ مَاوِ هُؤَتَامِ * مْكٖ وَاكٗ كُمْوَمْبِيَ</text:p>
      <text:p text:style-name="Text_20_body">مْنٗ سَانَ جِتَهِيدِ * كْوَ مَنٖينٗ مَرِدَادِ *<text:line-break/>وَاكٖ هُتَاكَ زَئِيدِ * يَالٗ تَامُ كُسِكِيَ</text:p>
      <text:p text:style-name="Text_20_body">نٖينَ نَايٖ كْوَ ذِهَاكَ * أَفُرَاهِ أَكِچٖيكَ *<text:line-break/>مْوَنَامْكٖ هُؤُذِيكَ * مْنٗ كُمْنْيَمَلِيَ</text:p>
      <text:p text:style-name="Text_20_body">مْفَنْيِئٖ نَ أُبِيشِ * كْوَ مَنٖينٗ يَاسٗ غَاشِ *<text:line-break/>نَ كْوَاكٖ كُوَ مْتٖيشِ * بِيلَ يَ كُپِنْدُكِيَ</text:p>
      <text:p text:style-name="Text_20_body">مْوَنَامْكٖ أَهِتَاجِ * كُڤِيشْوَ لَاسِ فَتَاجِ *<text:line-break/>كْوَ هِيلٗ كُوَ مْپَاجِ * أُسِچٗوكٖ كُمْوَمْبِيَ</text:p>
      <text:p text:style-name="Text_20_body">مْوَمْبِيٖ كُولَ نَامْنَ * سِيفَ زَاكٖ تٖينَ سَانَ *<text:line-break/>مْفَانٗ أُكِمُؤٗونَ * نْيٖئٖ مٖفُونْڠَ أُپِيَ</text:p>
      <text:p text:style-name="Text_20_body">كِيوَ مٖسُوكَ مِكِيلِ * أَوْ كُرُونِ مَوِيلِ *<text:line-break/>سِلِوَاتٖ يَامْبٗ هِيلِ * بِيلَ يَ كُلِتُمِيَ</text:p>
      <text:p text:style-name="Text_20_body">مْوَمْبِيٖ أُمٖپٖنْدٖيزَ * كْوَ نْيٖئٖ كُزِتٖنْڠٖيزَ *<text:line-break/>سِينَ بُودِ تَكُتُنْزَ * أُمْشُومُ مَارَ مٗويَ</text:p>
      <text:p text:style-name="Text_20_body">كِيوَ أَمٖتِيَ وَانْدَ * مْوَمْبِيٖ مْنٗ نَپٖينْدَ *<text:line-break/>سِئِفَانْيٖ هُكُتُونْدَ * أَوْ هُكُمْوَنْڠَلِيَ</text:p>
      <text:p text:style-name="Text_20_body">كِجِفُونْڠَ أَسُمِينِ * أَوْ كِكُوبَ كِتوَانِ *<text:line-break/>سِچٖلٖيوٖ كُبَئِينِ * نٖينٗ لٖيمَ كُمْوَمْبِيَ</text:p>
      <text:p text:style-name="Text_20_body">يَأَنِ كُولَ وَكَاتِ * مْوَمْبِيٖ كِيتُ كَتِيتِ *<text:line-break/>نَ كَامَ بُوبوِ سِكٖيتِ * أَوْ دُوكٗ تٗونْڠٗ پِيَ</text:p>
      <text:p text:style-name="Text_20_body">پِيَ مْپٖ شُكُرَانِ * كْوَ شُغُولِ زَ نْيُمْبَانِ *<text:line-break/>مْفَانٗ پِلَاءُ هِينِ * مْنٗ أُمٖئِپَتِيَ</text:p>
      <text:p text:style-name="Text_20_body">أُسِچٗوكٖ كُمْسِيفُ * كْوَ نْيُومْبَ كُوَ نَذِيفُ *<text:line-break/>نَ أُكِؤٗونَ أُچَافُ * أُسِيوٖ تَمُؤُكِيَ</text:p>
      <text:p text:style-name="Text_20_body">نَ فَرَاغَ أُكِپَاتَ * مْبٖئٖ يَاكٗ كِكُپِيتَ *<text:line-break/>أُسِيوٖ أُتَمُؤَاتَ * مْكٗونٗ كُمْپٖكٖيَ</text:p>
      <text:p text:style-name="Text_20_body">مْشِيكٖ وَاكٖ مْكٗونٗ * وَالَ سِمْكَازٖ مْنٗ *<text:line-break/>هُتٗوشَ نُكُوتَ تَانٗ * أُجُومْبٖ كُمْپٖكٖيَ</text:p>
      <text:p text:style-name="Text_20_body">كِيوَ أَمٖكُكَبِيلِ * سِئِتِيٖ مَشُغُولِ *<text:line-break/>إِنُوَ يَاكٗ مَوِيلِ * نَ يَاكٖ كُمْوٖلٖكٖيَ</text:p>
      <text:p text:style-name="Text_20_body">وَاتَ مَاتٗ يَفُمَانٖ * كَتِيتِ يَنْڠَلِيَانٖ *<text:line-break/>كْوَ أُلِيمِ أُسِنٖينٖ * لُوغَ يَ مَاتٗ تُمِيَ</text:p>
      <text:p text:style-name="Text_20_body">مَاتٗ يَانَ لُوغَ تَامُ * هُنٖينَ مُكَفَهَامُ *<text:line-break/>مَاتٗ كِؤُونْڠٗ مُهِيمُ * چَ هُوبَ كُپَلِلِيَ</text:p>
      <text:p text:style-name="Text_20_body">مَاتٗ يَانَ كُؤُ سِيرِ * نَ مَارَ هُكُؤَذِيرِ *<text:line-break/>كَكُتٗلٖيَ خَبَارِ * مٗيٗونِ أُلٗزِوِيَ</text:p>
      <text:p text:style-name="Text_20_body">هِيلِ نِمٖنٖينَ سَانَ * نِ مُهِيمُ نَلِؤٗونَ *<text:line-break/>وَالَ غَرَامَ هَلِينَ * نَ سِ كَازِ كُتُمِيَ</text:p>
      <text:p text:style-name="Text_20_body">وَلَكِينِ سِ سَهَالِ * كْوَ كُلَّ أَالٗ مْڤُولِ *<text:line-break/>كْوَ وَنْڠِينٖ نِ ثَكِيلِ * كَاتُ هَوَكُزٗوٖيَ</text:p>
      <text:p text:style-name="Text_20_body">مْبِينُ هِيزِ إِزٗئٖيزٖ * زِتُمِيٖ سِزِپُوزٖ *<text:line-break/>أُتَؤٗونَ فَئِدَازٖ * مْوٖنْيٖيوٖ تَشُهُدِيَ</text:p>
      <text:p text:style-name="Text_20_body">مَامْبٗ هَيَانَ غَرَامَ * كْوَنْڠَلِيَ نَ كُسٖيمَ *<text:line-break/>نَ مْتُ مْكٖ دَئِيمَ * كَامَ هَايَ هُزٖنْڠٖيَ</text:p>
      <text:p text:style-name="Text_20_body">مْكٖ هُوَ أُونَ مْوَاكٗ * كُيُوَ مَؤٗونِ يَاكٗ *<text:line-break/>كُسِكِيَ نٖينٗ لَاكٗ * نِ هَاجَ أَهِتَجِيَ</text:p>
      <text:p text:style-name="Text_20_body">يُوَ هَتٗشٖيكِ مْكٖ * كُڤَاءَ نَ كُولَ كْوَاكٖ *<text:line-break/>أَتَاكَ نَ أُوتُ وَاكٖ * نَ هِشِيمَ كُمْوٖكٖيَ</text:p>
      <text:p text:style-name="Text_20_body">كُولَ أَالٗ مْتُ مْكٖ * هِيلِ نْدِيلٗ أُومْبٗ لَاكٖ *<text:line-break/>لَ مَپَامْبٗ هِيلٗ كْوَاكٖ * نِ يَامْبٗ مٖيَزٗوٖيَ</text:p>
      <text:p text:style-name="Text_20_body">هُتٗكٖيَ كْوَ نَدِيرَ * كْوَ هِيلِ وَسٗئِكٖيرَ *<text:line-break/>هِينَ هَپٖينْدِ كُچٗورَ * نَ وَالَ وَانْدَ كُتِيَ</text:p>
      <text:p text:style-name="Text_20_body">هَانَ هَايٗ مَشُغُولِ * نِ كَامَ مْتُ مْڤُولِ *<text:line-break/>يَ أُرٖيمْبٗ هَيَجَالِ * وَالَ هَكُيَزٗوٖيَ</text:p>
      <text:p text:style-name="Text_20_body">كِيوَ نَاوٖ وَاكٗ مْكٖ * هِيلٗ سِ شُغُولِ يَاكٖ *<text:line-break/>بَاسِ نَاوٖ سِسُمْبُوكٖ * مَشُغُولِ كُيِتِيَ</text:p>
      <text:p text:style-name="Text_20_body">نَ لٖنْڠِينٖ لَ ذَرُورَ * إِفُونْدٖ مْنٗ سُبِيرَ *<text:line-break/>كُونَ مَامْبٗ يَ كُكٖيرَ * مَئِشَانِ يَتٗكٖيَ</text:p>
      <text:p text:style-name="Text_20_body">هَكُونَ مَئِيشَ تَامُ * يٖينْيٖ رَاهَ يَ كُدُومُ *<text:line-break/>مَامْبٗ تَكُوَ مَڠُومُ * كِيوَ هُتٗڤُمِلِيَ</text:p>
      <text:p text:style-name="Text_20_body">كُونَ تَامُ نَ أُتُونْڠُ * كْوٖينْيٖ هُؤُ أُلِمْوٖينْڠُ *<text:line-break/>يَلِئَانْدَ هَايَ تَانْڠُ * يَلِپٗؤُمْبوَ دُنِيَ</text:p>
      <text:p text:style-name="Text_20_body">هِينِ نْدِينٗ كَوَئِيدَ * كُونَ رَاهَ كُونَ شِيدَ *<text:line-break/>نْدِيٗ يَ مَئِيشَ أَادَ * نَ وَاتُ هُوَپِتِيَ</text:p>
      <text:p text:style-name="Text_20_body">بَاسِ نَ كْوَاكٗ نْيُمْبَانِ * سِؤٗوتٖ كُوَ پٖپٗونِ *<text:line-break/>مَأَدَامُ هَاپٗ نْدَانِ * سِ وٖيوٖ پوٖيكٖ ممٗويَ</text:p>
      <text:p text:style-name="Text_20_body">مْكٖ وَاكٗ سِ كِڤُولِ * بَالِ نِ مْتُ وَ پِيلِ *<text:line-break/>أُونَ نَ يَاكٖ أَكِيلِ * أُونَ نَ أَلٗزٗوٖيَ</text:p>
      <text:p text:style-name="Text_20_body">أُسِتَاكٖ كْوَ لَزِيمَ * كُولَ يَامْبٗ أُكِسٖيمَ *<text:line-break/>أَلِكُبَالِ دَئِيمَ * پَاپٗ هَاپٗ كُرِذِيَ</text:p>
      <text:p text:style-name="Text_20_body">مُؤَتِيٖ مَكَوَانْدَ * أَنٖينٖ أَنٗلِپٖينْدَ *<text:line-break/>نَ كْوَ هُوجَ كِكُشِينْدَ * سِيوٖ ڤِيتٗ تَتُمِيَ</text:p>
      <text:p text:style-name="Text_20_body">أُكِؤٗونَ سَاوَ نْدَاكٖ * إِكُبَالِ أُرِذِيكٖ *<text:line-break/>نَ وَالَ سِكَسِرِيكٖ * مْدٗومٗ كُمْفُنْڠِيَ</text:p>
      <text:p text:style-name="Text_20_body">كُبَالِ مٖزٗلِنٖينَ * أُمُؤُونْڠٖ تٖينَ سَانَ *<text:line-break/>نَ فَئِيدَ أُتَؤٗونَ * مَامْبٗ تَأَنْدَامَ نْدِيَ</text:p>
      <text:p text:style-name="Text_20_body">نَ يٖيٖ كِكَسِرِيكَ * وٖيوٖ أُسِپَانْدٖ شُوكَ *<text:line-break/>نَ أَكِزِيدِ أٗنْدٗوكَ * كِشِنْدوَ كُڤُمِيليَ</text:p>
      <text:p text:style-name="Text_20_body">مْوَنَانْڠُ مٗوتٗ تِزَامَ * هَؤُزِنْيِيكِ دَئِيمَ *<text:line-break/>بَالِ هُزِيدِ رٗرٗومَ * كُونِ أُكِؤُتِلِيَ</text:p>
      <text:p text:style-name="Text_20_body">مٗوتٗ كِتٗتِيوَ كُونِ * أُتَزِنْيِيكَ مْوٖنْدَانِ *<text:line-break/>نَ أُتٖيسِ وَ نْيُمْبَانِ * كُنِيزٖ نِ نٖينٗ بَايَ</text:p>
      <text:p text:style-name="Text_20_body">زِوِيَ وَاكٗ أُلِيمِ * سِيوٖ نَ مْوِينْڠِ أُسٖيمِ *<text:line-break/>أُكِنٖينَ هَيَكٗومِ * مَنٖينٗ هُئٖنْدٖلٖيَ</text:p>
      <text:p text:style-name="Text_20_body">زِيدِ نَ كُئِكُكُوسَ * أُلِيمِ كُتٗتَپَاسَ *<text:line-break/>زِيتَ زٖينُ زِتَكْوِيسَ * مٗوتٗ مَايِ هُتَتِيَ</text:p>
      <text:p text:style-name="Text_20_body">نَ أَالٗ مُومٖ هٗدَارِ * كِشِنْدوَ يٖيٖ هُكِيرِ *<text:line-break/>إِيلِ كْوٖپُوكَ دٗثَارِ * يَ أُوفَ سِينِ كُتِيَ</text:p>
      <text:p text:style-name="Text_20_body">سِينِ إِكِنْڠِيَ أُوفَ * هُپُنْڠُوَ زَاكٖ سِيفَ *<text:line-break/>نَ مَهَابَ نَايٗ هُوفَ * أُكِيوَ مْوِينْڠِ أُذِيَ</text:p>
      <text:p text:style-name="Text_20_body">هَكُونَ كَاتُ هَكُونَ * كِؤُومْبٖ كَمِيلِ سَانَ *<text:line-break/>نَ وَاتُ هُتُكُوَانَ * نْدِيپٗ وَئِيشِ پَمٗويَ</text:p>
      <text:p text:style-name="Text_20_body">كِيوَ لَزِيمَ وَتَاكَ * مْكٖ أَلٗكَمِلِيكَ *<text:line-break/>جُوَ نَ وٖيوٖ هَكِيكَ * تَكُبِيدِ كُتِمِيَ</text:p>
      <text:p text:style-name="Text_20_body">أَاسٗ تَاءَ نِ تٗمٗومٗ * هُونُ نِ كْوٖيلِ مْسٖيمٗ *<text:line-break/>وَاتُ هُپِتَانَ زِيمٗ * هُزِدِيَانَ توَبِيَ</text:p>
      <text:p text:style-name="Text_20_body">مْكٖ كِكُكَسِرِيشَ * جَرِيبُ كُيِكُمْبُوشَ *<text:line-break/>پِيَ هُكُفُرَهِيشَ * مٖزَانِ هِينِ تُمِيَ</text:p>
      <text:p text:style-name="Text_20_body">أُسِيَؤٗونٖ يَ جٗونْڠٗ * كْوَ مٖيمَ أُكَاوَ تٗونْڠٗ *<text:line-break/>سَنْڠَلِيٖ پٖينْيٖ پٖينْڠٗ * كَوَاتَ پَلٗتِمِيَ</text:p>
      <text:p text:style-name="Text_20_body">هُونَ بُودِ كُپُؤُوزَ * نَ مَنْڠِينٖ كُيَمِيزَ *<text:line-break/>نْدِيپٗ مُوٖيزٖ كُفُوزَ * نَ مَئِيشَ كْوٖنْدٖلٖيَ</text:p>
      <text:p text:style-name="Text_20_body">مْكٖ كِتٖينْدَ مَكٗوسَ * كُمْوَمْبِيَ يَكُپَاسَ *<text:line-break/>كْوَ هِشِيمَ نَ سِيَاسَ * نَ هِكِيمَ كُتُمِيَ</text:p>
      <text:p text:style-name="Text_20_body">كٗوسَ كُلِسَهِهِيشَ * پٖينْيٖ وَاتُ هُجٖرٖيشَ *<text:line-break/>إِپِينْدٖ كُپُرُكُوشَ * فَرَاغَ كُئِزٖنْڠٖيَ</text:p>
      <text:p text:style-name="Text_20_body">سِمْوَمْبِيٖ پٖينْيٖ وَاتُ * هَؤُكِيرِ وَاكٖ أُوتُ *<text:line-break/>وَالَ هُتٖنْڠٖيزِ كِيتُ * بَالِ نِ كِنْيُومٖ هُويَ</text:p>
      <text:p text:style-name="Text_20_body">كُمْسِيفُ نِ أُزُورِ * پٖينْيٖ وَاتُ نَ ذَهِيرِ *<text:line-break/>كُلَؤُومُ نِ كْوَ سِيرِ * نْدِيپٗ أَتَكُسِكِيَ</text:p>
      <text:p text:style-name="Text_20_body">مْوَنَأَدَامُ كُكٗوسَ * نِ يَامْبٗ لِمٖتُپَاسَ *<text:line-break/>نِ سَاوَ كُيِكُكُوسَ * مَنْڠِينٖ كُڤُمِلِيَ</text:p>
      <text:p text:style-name="Text_20_body">لِسَمٖيهٖ كٗوسَ دٗوڠٗ * كٗوسَ لِكِيوَ مزِيڠٗ *<text:line-break/>هَلِپٖلٖيكِ كِشٗوڠٗ * زٖنْڠٖيَ نْيٖنْڠِينٖ نْدِيَ</text:p>
      <text:p text:style-name="Text_20_body">تَفَؤُوتِ زَ نْيُمْبَانِ * زِيوٖ نِ سِيرِ زَ نْدَانِ *<text:line-break/>سِزِتٗوٖ هَذِرَانِ * وَاتُ وَكَزِسِكِيَ</text:p>
      <text:p text:style-name="Text_20_body">سِيرِ زَ نْدَانِ زِبَانٖ * أُسِمْوَمْبِيٖ مْنْڠِينٖ *<text:line-break/>وٖيوٖ نَ يٖيٖ مُنٖينٖ * سُلُهِيشٗ كُزٖنْڠٖيَ</text:p>
      <text:p text:style-name="Text_20_body">إِيلَ مُكِكٗوسَ بُودِ * كُنٖينَ إِكَوَبِيدِ *<text:line-break/>وَزٖئٖ وَوَسَئِيدِ * هَاپٗ هَئِيوِ هَتِيَ</text:p>
      <text:p text:style-name="Text_20_body">تَفَؤُوتِ إِكِزُوكَ * نِ مِكٗونٗ كُيَنْدِيكَ *<text:line-break/>يُؤَ نْدٖ إِكِتٗوكَ * هُزُوَ نْيِينْڠِ بَلَايَ</text:p>
      <text:p text:style-name="Text_20_body">خُسُوسوَ سِيرِ زَ سِيرِ * كُنٖينَ نِ كُؤَذِيرِ *<text:line-break/>إِيلَ إِيوٖ دَكِتَارِ * سُؤَالِ مٖوَتَئِيَ</text:p>
      <text:p text:style-name="Text_20_body">مَامْبٗ يَ تِينِ كْوَ تِينِ * يَاوٖ نِ نْدَانِ كْوَ نْدَانِ *<text:line-break/>هَايٗ مُوٖ هَمُنٖينِ * إِيلَ يَكِوَئِمٖيَ</text:p>
      <text:p text:style-name="Text_20_body">كِيوَ مْنٗ مٖوَڠَانْيَ * مُكَشِنْدوَ لَ كُفَانْيَ *<text:line-break/>كْوَ هَاپٗ سِتٗوَكَانْيَ * أُشَؤُورِ كُزٖنْڠٖيَ</text:p>
      <text:p text:style-name="Text_20_body">نِ بٗورَ أُوٖ هٗدَارِ * نَ كُشِنْدوَ أُسِكِيرِ *<text:line-break/>وَالَ أُسِتَهَيَارِ * كْوَ هَلَالِ كُتُمِيَ</text:p>
      <text:p text:style-name="Text_20_body">نِ هِيكٗ هِيكٗ كِتٖينْدٗ * كِيوَ وَ هَلَالِ مْوٖينْدٗ *<text:line-break/>هَرَامُ إِوٖيكٖ كَانْدٗ * كَاتُ كُتٗكَرِبِيَ</text:p>
      <text:p text:style-name="Text_20_body">وَ هَرَامُ سِمْڠُوسٖ * كِمُؤٗونَ إِڠٖڠٖيسٖ *<text:line-break/>هَاتَ نْيَنْڠوَانِ مْپِيسٖ * سَنْدَمَانٖ نَايٖ نْدِيَ</text:p>
      <text:p text:style-name="Text_20_body">أُسٖينْدٖ هَاتَ كَرِيبُ * إٖپُوكَ هِيزٗ إِقَابُ *<text:line-break/>أُتَپَاتَ نَ ثَوَابُ * مْكٖؤٗ كُمْنْڠِلِيَ</text:p>
      <text:p text:style-name="Text_20_body">إٖلٖيوَ سَانَ إٖلٖيوَ * نِ جُكُومُ أُمٖپٗوَ *<text:line-break/>مْكٖؤٗ كُمْوِيسَ نْڠٗوَ * كْوَ هَايَ نِمٖزٗتَايَ</text:p>
      <text:p text:style-name="Text_20_body">مْكٖؤٗ مْتٗشٖلٖيزٖ * هَاجَ يَاكٖ أَمَلِيزٖ *<text:line-break/>نَ شَؤُوكُ أَسِسَازٖ * مْپَارٗ أُكَمْوَتِيَ</text:p>
      <text:p text:style-name="Text_20_body">أٗنْڠٖيزَ وَاكٗ أُيُوزِ * وَ كُفَانْيَ هِيٗ كَازِ *<text:line-break/>مْوٖينْدٗ كِيوَ هَمَلِيزِ * فَهَامُ وَمْكٗسٖيَ</text:p>
      <text:p text:style-name="Text_20_body">هُوَ نِ كُؤُ ذُلُومَ * وٖيوٖ أُكِسَكُكٗومَ *<text:line-break/>هُتَاكِ ڠٖؤُوكَ نْيُومَ * نَ يٖيٖ كُمْنْڠٗجٖيَ</text:p>
      <text:p text:style-name="Text_20_body">سِمَلِيزٖ يَاكٗ هَاجَ * مْنْڠٗوجٖ مْوِيسٖ پَمٗوجَ *<text:line-break/>هِيلِ هَتَاكِ ممٗوجَ * نِ نْيٗوتٖ هُلِزٖنْڠٖيَ</text:p>
      <text:p text:style-name="Text_20_body">أَنْڠَلِيَ أُفِكِيرِ * كِيوَ مْوٖينْدٗ تَغَئِيرِ *<text:line-break/>نَ وٖيوٖ پٖينْيٖ بَنْدَارِ * بَادٗ نَانْڠَ هُجَتِيَ</text:p>
      <text:p text:style-name="Text_20_body">أُتَكُوَ هَالِ ڠَانِ * أُسِنْڠِيزِ هُُؤٗونِ *<text:line-break/>هَالِ هِيٗ أُبَئِينِ * نَ مْوٖينْدٗ هُمُئِلِيَ</text:p>
      <text:p text:style-name="Text_20_body">أَتَكُوَ نَ مْتَارٗ * نَ ذِيكِ مْنٗ نَ كٖيرٗ *<text:line-break/>نَ هَسِيرَ نَ مْفُورٗ * كِيوَ هُتٗمرِذِيَ</text:p>
      <text:p text:style-name="Text_20_body">نْيُومْبَ نْيِينْڠِ هُڤُنْدِيكَ * زِكِكٗوسَ مُؤَفَاكَ *<text:line-break/>كْوَ نْڠٗونٗ كُتٗتٗشٖيكَ * مْكٖ نَ مُومٖ پَمٗويَ</text:p>
      <text:p text:style-name="Text_20_body">كْوَ هِيلِ مُكِتٗشَانَ * مٖينْڠِ هُڤُمِلِيَانَ *<text:line-break/>مْنٗ هُكٗرٗفِشَانَ * هِيلِ لِسِپٗتِمِيَ</text:p>
      <text:p text:style-name="Text_20_body">نَ لِنْڠِينٖ كَذَلِيكَ * أَمْبَالٗ كْوَاكٗ نَتَاكَ *<text:line-break/>نِ مْكٖؤٗ كِؤُذِيكَ * أُسِيوٖ تَمْفُرِيَ</text:p>
      <text:p text:style-name="Text_20_body">پَنْڠِينٖ أُتَمُؤٗونَ * هُفُورَ سَبَابُ هَانَ *<text:line-break/>مُئٖلٖيوٖ تٖينَ سَانَ * نَ مْنٗ كُمُيُلِيَ</text:p>
      <text:p text:style-name="Text_20_body">إِفَهَامُ تَفَؤُوتِ * وَلِيٗ نَايٗ بَنَاتِ *<text:line-break/>هَوٖيزِ كُئِذِبِيتِ * هَالِ إِنَپٗوَدِيَ</text:p>
      <text:p text:style-name="Text_20_body">مْكٖ سِ كِؤُومْبٖ دُوفُ * وَلَكِينِ نِ ذَئِيفُ *<text:line-break/>مٗويٗ وَاكٖ نِ خَفِيفُ * هُشِنْدوَ كُڤُمِلِيَ</text:p>
      <text:p text:style-name="Text_20_body">وَنَوَاكٖ وَانَ أُومْبٗ * هُؤَثِرِيكَ كْوَ مَامْبٗ *<text:line-break/>كَتِيتِ يَكٖينْدَ كٗومْبٗ * وَاسِ وَاسِ هُمْتِيَ</text:p>
      <text:p text:style-name="Text_20_body">كَتِيكَ سِيكُ زَ أَادَ * يَ مْوٖيزِ هُپَاتَ شِيدَ *<text:line-break/>نْدِيپٗ هَاتَ نَ إِبَادَ * مُونْڠُ كَوَپُنْڠُزِيَ</text:p>
      <text:p text:style-name="Text_20_body">مْنٗ هُوَ يَ ثَقِيلِ * نَ هُبَدِلِيكَ هَالِ *<text:line-break/>نَ چٗوتٖ كِوِلِوِيلِ * هُوَ كَتِيكَ أُذِيَ</text:p>
      <text:p text:style-name="Text_20_body">هُوَ سَانَ نِ وَيَاڤُ * هُكٗوسَ أُڤِمِلِيڤُ *<text:line-break/>هُوَ كَامَ إِيڤُ إِيڤُ * كُتُمْبُوكَ هُزٖنْڠٖيَ</text:p>
      <text:p text:style-name="Text_20_body">هُوَ مْنٗ نِ وَكَالِ * نَذَانِ هَاتَ أَكِيلِ *<text:line-break/>هَئِيوِ سَاوَ كَمِيلِ * نَ پُنْڠُوَانِ هُنْڠِيَ</text:p>
      <text:p text:style-name="Text_20_body">كُولَ مَارَ تَمُؤٗونَ * هُوَرُكِيَ زِجَانَ *<text:line-break/>نَ كْوَ أُكَالِ هُنٖينَ * كِنْيُومٖ چَ مَزٗوٖيَ</text:p>
      <text:p text:style-name="Text_20_body">نِ مُهِيمُ كُولَ مُومٖ * مْكٖ وَاكٖ أَمْسٗومٖ *<text:line-break/>كْوَ زِپِيمٗ أَمْپِيمٖ * سِيكُ زِكِكَرِبِيَ</text:p>
      <text:p text:style-name="Text_20_body">أُكِيسَ كُمْفَهَامُ * أُوَاتٖ كُملَؤُومُ *<text:line-break/>هِيلِ مْنٗ نِ مُهِيمُ * يَتَاكَ كُلِزٗوٖيَ</text:p>
      <text:p text:style-name="Text_20_body">كُونَ نَ مُودَ وَ مِيمْبَ * مَارَ كْوَ مَارَ هُڤِيمْبَ *<text:line-break/>أُكَؤٗونَ كَانَ كْوَامْبَ * مٖكُوَ هُكُزٖنْڠٖيَ</text:p>
      <text:p text:style-name="Text_20_body">كُكٗوسَ يَامْبٗ كَتِيتِ * هُوَ وٖيوٖ أُمٖهِيتِ *<text:line-break/>أَنْڠَلِيَ كِبِرِيتِ * كِدَرِيكَ تٖيتٖ هُويَ</text:p>
      <text:p text:style-name="Text_20_body">مَارَ نْيَامَ هَئِتَاكِ * أَتَاكَ نْسِ وَ سِيكِ *<text:line-break/>أَلَاچٗ هَكِمْشِيكِ * أَكِتِيَاچٗ هُمْوَايَ</text:p>
      <text:p text:style-name="Text_20_body">زِئٖلٖيوٖ سِيكُ هِيزِ * مِيمْبَ نَ سِيكُ زَ مْوٖيزِ *<text:line-break/>كِيوَ هُمْبٖمْبٖلٖيزِ * تَؤٗونَ وَمُؤٗنٖيَ</text:p>
      <text:p text:style-name="Text_20_body">مْپٖيمْبٖ كَامَ كِجَانَ * تٖينَ أَلِيٗ مْنُونَ *<text:line-break/>نْدِيپٗ مُتَسِكِزَانَ * نَ يَدُومُ مَزٗوٖيَ</text:p>
      <text:p text:style-name="Text_20_body">شَرُوتِ أُوٖ مْوٖرٖيڤُ * نَ مْنٗ مْڤُمِلِيڤُ *<text:line-break/>أُسِفُرِيشٖ مَشَاڤُ * كِيوَ نَايٖ مٖتٖتٖيَ</text:p>
      <text:p text:style-name="Text_20_body">كُونَ مَامْبٗ يَ أُمِيتٗ * نِ مَكُؤُ سِ مَتٗوتٗ *<text:line-break/>وٖنْڠِينٖ هُولَ تٗتٗوتٗ * نَ مْتَانْڠَ هُبُڠِيَ</text:p>
      <text:p text:style-name="Text_20_body">نِ مَامْبٗ يَ مِؤُجِيزَ * زَاءٗ هَالِ هُڠٖؤُوزَ *<text:line-break/>كِيوَ هُتٗبٖمْبٖلٖيزَ * مَارَ تَؤٗونَ هُلِيَ</text:p>
      <text:p text:style-name="Text_20_body">مْوَنَامْكٖ كْوَ تَأَبُ * مَارَ هُفَانْيَ غَذَابُ *<text:line-break/>هَاتَ أَالٗ تَرَتِيبُ * هُبَدِلِيكَ توَبِيَ</text:p>
      <text:p text:style-name="Text_20_body">نٖينٗ لٗلٗوتٖ أَوٖيزَ * هَجَالِ كُڤُرِمِيزَ *<text:line-break/>نِ شَرُوتِ كُئِكَازَ * مِزَانِ كُتٗپٗتٖيَ</text:p>
      <text:p text:style-name="Text_20_body">مَارَ أَوٖيزَ تَلَاكَ * أَكَكْوَمْبِيَ نَتَاكَ *<text:line-break/>نَاوٖ أُكِكَسِرِيكَ * مَيُوتٗ يَتَسَلِيَ</text:p>
      <text:p text:style-name="Text_20_body">أَكِكْوَمْبِيَ نِوَاتَ * سِيوٖ نَايٖ مُتَتٖيتَ *<text:line-break/>نِ كِوِينْڠُ كِتَپِيتَ * هَكِوٖيزِ كُسَلِيَ</text:p>
      <text:p text:style-name="Text_20_body">توَلَاكَ سِئِتٖلٖيزٖ * أَئِتَكَاپٗ مْپُوزٖ *<text:line-break/>وَالَ سِئِتٖنْدٖكٖيزٖ * لَاكٖ كُمْتِمِزِيَ</text:p>
      <text:p text:style-name="Text_20_body">توَلَاكَ مُونْڠُ مٖوٖيكَ * كْوَ ذَرُورَ كُتُمِيكَ *<text:line-break/>إِوَاپٗ مُمٖذِكِيكَ * مُمٖكٗوسَ زٗوتٖ نْدِيَ</text:p>
      <text:p text:style-name="Text_20_body">كُشَلِيكِ مُشِنْدوَاپٗ * توَلَاكَ هُوَ نِ هَاپٗ *<text:line-break/>نَ مُودَ أُئِتٗوَاپٗ * أُسِئِزِدِيشٖ مٗويَ</text:p>
      <text:p text:style-name="Text_20_body">تِمِيزَ نَ مَشَرُوتِ * يَ هَالِ پِيَ وَكَاتِ *<text:line-break/>نَ هُكُومُ زِتَفِيتِ * كَبُولَ يَ كُتُمِيَ</text:p>
      <text:p text:style-name="Text_20_body">كُونَ وَاتُ هُوَتَانَ * كِيسَ مَارَ هُوَؤٗونَ *<text:line-break/>كْوَ هَرَامُ وَتَكَانَ * زِپٖنْڠٖئٖ هُزٖنْڠٖيَ</text:p>
      <text:p text:style-name="Text_20_body">هُزٖنْڠٖيَ مُهَلِيلِ * فِكِرِيَ يَامْبٗ هِيلِ *<text:line-break/>لَ كُؤَزِيمَ فَهَالِ * مْكٖ كْوٖينْدَ مْپٖكٖيَ</text:p>
      <text:p text:style-name="Text_20_body">نَ لَنْڠِينٖ كَذَلِيكَ * نِ كْوَ ممٗويَ تٗشٖيكَ *<text:line-break/>إِيلَ كِيوَ مٖذِكِيكَ * هَئِكُپِينْڠَ شَرِيَ</text:p>
      <text:p text:style-name="Text_20_body">مْكٖ سِؤٗوٖ وَ پِيلِ * نِ أُذِيَ كْوٖيلِ كْوٖيلِ *<text:line-break/>نَ إِنْڠَاوَ نِ هَلَالِ * نِ أُزِيتٗ كُتُمِيَ</text:p>
      <text:p text:style-name="Text_20_body">نَ وَنَوَاكٖ سِ سَاوَ * كْوَ وٖنْڠِنٖؤٗ نِ دَاوَ *<text:line-break/>أُتَئِيُوتَ كُزَاوَ * نِمٖكْوَمْبِيَ يَهَايَ</text:p>
      <text:p text:style-name="Text_20_body">كُونَ وَنَاءٗ رِذِيكَ * وَنْڠَاوَ وَنُن’ڠُنِيكَ *<text:line-break/>كُونَ وَنْڠِينٖ هُوَاكَ * فُنُونُ وَكِسِكِيَ</text:p>
      <text:p text:style-name="Text_20_body">كُؤٗنْڠٖيزَ سِ هَرَامُ * وَلَكِينِ أُفَهَامُ *<text:line-break/>نِ كُؤُ مْنٗ جُكُومُ * مْبَالِ نَ وَاكٖ أُذِيَ</text:p>
      <text:p text:style-name="Text_20_body">إِكِيوَ سَبَابُ إِيكٗ * كْوَ مْفَانٗ مْكٖ وَاكٗ *<text:line-break/>مٖپٗوَ مِكَالِ مِيكٗ * كْوَ ذَرُورَ زَ أَفِيَ</text:p>
      <text:p text:style-name="Text_20_body">لَبُودَ هَانَ كِزَازِ * لَ كُزَاءَ هَلِوٖيزِ *<text:line-break/>نَاوٖ وَتَاكَ پُمْبَازِ * يَاپٗ نِ مْوَانَ ممٗويَ</text:p>
      <text:p text:style-name="Text_20_body">أَوْ يَالٖ مَشُغُولِ * يٖيٖ هُمْپَ ثَقِيلِ *<text:line-break/>نَاوٖ كُسِتَهَمِيلِ * هُلِوٖيزِ هِيلٗ پِيَ</text:p>
      <text:p text:style-name="Text_20_body">كْوَ ذَرُورَ زِيسٗ بُودِ * أُسِتٖينْدٖ كْوَ كَسِيدِ *<text:line-break/>كُئٖنْڠٖيزَ وَ زَئِيدِ * كِتٗشٖلٖيزَ ممٗويَ</text:p>
      <text:p text:style-name="Text_20_body">كْوَ ممٗويَ كُتٗشٖيكَ * نْدِيٗ بٗورَ بِيلَ شَاكَ *<text:line-break/>كُئٖنْڠٖيزَ أُكِتَاكَ * نِ كَامَ نِلٗكْوَمْبِيَ</text:p>
      <text:p text:style-name="Text_20_body">أُسِيوٖ كِرُوكَ مْتٗ * خَاسَ كِيوَ نَ وَتٗوتٗ *<text:line-break/>كُونَ هِسَابُ مزِيتٗ * أَخٖيرَ تَكُنْڠٗجٖيَ</text:p>
      <text:p text:style-name="Text_20_body">أُسِئِفَانْيَ چَ نْيُوكِ * هُتُوِ نَ هُدِرِيكِ *<text:line-break/>أُكِشِيكْوَ هُشِكِيكِ * مَارَ هُوَ أُمٖتٖيَ</text:p>
      <text:p text:style-name="Text_20_body">كِيوَ أُمٖپٖينْدَ تُونْدَ * هُونَ بُودِ نَ كُپٖينْدَ *<text:line-break/>مْتِ وَاكٖ تَانْڠُ كْوَانْدَ * وَزٖئٖ وَلِتوَمْبِيَ</text:p>
      <text:p text:style-name="Text_20_body">نَاوٖ كِمْپٖينْدَ مْكٖ * وَپٖينْدٖ وَزٖئٖ وَاكٖ *<text:line-break/>وَاكْوٖ مْبوَاكٗ سِئٖپُوكٖ * نَ هِشِيمَ كُوٖكٖيَ</text:p>
      <text:p text:style-name="Text_20_body">مُهِشِيمُ وَاكٖ مَامَ * پِيَ بَبَاكٖ دَئِيمَ *<text:line-break/>كُوَذَرَاءُ سِ وٖيمَ * تٗونٗ نَاوٖ تَمْتِيَ</text:p>
      <text:p text:style-name="Text_20_body">كْوَ أُؤٗوڤُ سِوَنٖينٖ * إِتُونْڠٖ سِوَتُكَانٖ *<text:line-break/>هَاتَ كَامَ هُويٗ مْوَانٖ * هِشِيمَ مٖوَڤُنْدِيَ</text:p>
      <text:p text:style-name="Text_20_body">وٖيوٖ كَاتُ سِسُبُوتُ * كُذَرَاءُ هَاءٗ وَاتُ *<text:line-break/>هَاتَ كَامَ أُتُكُوتُ * كْوَاءٗ أُمٖشُهُدِيَ</text:p>
      <text:p text:style-name="Text_20_body">كِيوَ نِ وَاتُ مَتَاتَ * سِؤٗ نَاءٗ أُتَتٖيتَ *<text:line-break/>خٖيرِ مْبَالِ كُئِڤُوتَ * نَ مَامْبٗ كُؤَنْڠَلِيَ</text:p>
      <text:p text:style-name="Text_20_body">أُكِيوَ أُونَ نَفَاسِ * لَ كُوَاپَ سِكُوَاسِ *<text:line-break/>إِيلَ فَانْيَ كْوَ كِئَاسِ * سِيٖ دٖيوٖ كَكُتِيَ</text:p>
      <text:p text:style-name="Text_20_body">كُونَ وَاكْوٖ وَ وَنْڠِينٖ * كْوَ كُپَاتَ وَدٖنْڠٖينٖ *<text:line-break/>كِيوَ نَاءٗ أُپٖمْبٖينٖ * هَذَارِ نَكُؤُسِيَ</text:p>
      <text:p text:style-name="Text_20_body">وَنْڠِينٖ نِ وَاتُ سَانَ * كَاتُ هَوَكُدَنْڠَانَ *<text:line-break/>هَاتَ كِيوَ هَاجَ أُونَ * هَأَنْدَامِ كُكْوَمْبِيَ</text:p>
      <text:p text:style-name="Text_20_body">هَنَانْدِ هَاتَ نْيُمْبَانِ * كْوَ مْوَنَاوٖ كَتَمَانِ *<text:line-break/>كُوچَ وَاتُ وَسِذَانِ * أَمٖكْوٖينْدَ كُتَوِيَ</text:p>
      <text:p text:style-name="Text_20_body">نْدِيَانِ مُكِكُتَانَ * هُوَ نَ هَرَاكَ سَانَ *<text:line-break/>هَمَكِنِيكِ كُنٖينَ * كْوَ لِيلٗ كُلِكِمْبِيَ</text:p>
      <text:p text:style-name="Text_20_body">وَكِيوَ وَاكْوٖ وَ وَاكٗ * كْوَاءٗ هِيزِ سِيفَ زِيكٗ *<text:line-break/>بَاسِ نِ بَهَاتِ يَاكٗ * نِ هَاپٗ پَ كُزِوِيَ</text:p>
      <text:p text:style-name="Text_20_body">أَامَ وَكْوٖؤٗ وَكِيوَ * نِ وَ كُپٖينْدَ كُپٗوَ *<text:line-break/>كُوَاپَ هُكُزُوِيوَ * مْكٗونٗ كُوَنْيٗشٖيَ</text:p>
      <text:p text:style-name="Text_20_body">أُسِوٖيكٖ كَامَ أَادَ * كِيسَ تَكْوٖتٖيَ شِيدَ *<text:line-break/>إِيلَ وَاوٖ سِ لَبُودَ * نِ وَاتُ وَهِتَجِيَ</text:p>
      <text:p text:style-name="Text_20_body">وَكِيوَ نِ وَهِتَاجِ * سِوَنْڠٗوجٖ كُتَرَاجِ *<text:line-break/>وَكِيوَ كْوَاكٗ هَوَاجِ * نِ سَاوَ كُوَپٖكٖيَ</text:p>
      <text:p text:style-name="Text_20_body">أُكِيوَ أُمٖوَؤٗونَ * سِ وَاتُ وٖينْيٖ مَأَنَ *<text:line-break/>نِ وَالٖ وَ كُدَنْڠَانَ * وَ كُپٖينْدَ كُپَپِيَ</text:p>
      <text:p text:style-name="Text_20_body">زِوِيَ سِتٗوٖ چَاكٗ * نَ مْوَمْبِيَ مْكٖ وَاكٗ *<text:line-break/>إِيلَ هُتٗوفُ سُمْبُوكٗ * بِرِيكَ مْبٗوڤُ كُتِيَ</text:p>
      <text:p text:style-name="Text_20_body">أَامَ وَسِؤٗ وَزَازِ * وَجٗومْبَ نَ مَشَنْڠَازِ *<text:line-break/>هَاپٗ كُونَ نْڠُومُ كَازِ * كْوَ يٖيتُ هِينِ دُنِيَ</text:p>
      <text:p text:style-name="Text_20_body">كْوَانْدَ أُسِوَتَپِيٖ * كٖيتِ مْبَالِ وَنْڠَلِيٖ *<text:line-break/>أُكِيَؤٗونَ مَمْبٗويٖ * نْدِيَ هَيَكْوٖكٖلٖيَ</text:p>
      <text:p text:style-name="Text_20_body">أُسٖينْدٖ سَانَ كَرِيبُ * تَئِڤُتِيَ تَأَبُ *<text:line-break/>نِ وٖينْڠِ وَ كُهَرِيبُ * كَتِيكَ نِمٖزٗتَايَ</text:p>
      <text:p text:style-name="Text_20_body">أَامَ مَشٖمٖيڠِ زَاكٗ * دَادَ زَاكٖ مْكٖ وَاكٗ *<text:line-break/>مْوَنَانْڠُ سِڤُونْدٖ مِيكٗ * إِلٗوٖيكْوَ نَ شَرِيَ</text:p>
      <text:p text:style-name="Text_20_body">أُسِؤٗنْدٗوٖ مِپَاكَ * كْوَ مزَاهَ نَ ذِهَاكَ *<text:line-break/>مَارَ مَامْبٗ هُڠٖؤُوكَ * كِزَأَزَاءَ كِكَايَ</text:p>
      <text:p text:style-name="Text_20_body">خٖيرِ وَمْبِيوٖ مُؤٗوڤُ * كُلِيكٗ كُپَاتَ كٗوڤُ *<text:line-break/>خٖيرِ وَامْبٖ أُونَ وِيڤُ * كُلِيكٗ كُكُڤُنْدِيَ</text:p>
      <text:p text:style-name="Text_20_body">وِيڤُ نِ كَامَ كِؤُونْڠٗ * أُكِزِيدِ نِ تٖوٖينْڠٗ *<text:line-break/>پِيَ كُيِفَانْيَ تٗونْڠٗ * أُدُيُثِينِ هُنْڠِيَ</text:p>
      <text:p text:style-name="Text_20_body">نَ كُؤُكٗوسَ كَبِيسَ * إِنْڠَاوَ نْدِيٗ كِسَاسَ *<text:line-break/>هِيٗ سِ نْجٖيمَ سِيَاسَ * يَ نْيُمْبَانِ كُتُمِيَ</text:p>
      <text:p text:style-name="Text_20_body">نِ لَزِيمَ كُوَ نَاءٗ * كْوَ أَلِيٗ نِ مْكٖؤٗ *<text:line-break/>كِكُزُمْبُوَ هُنَاءٗ * مَتٗونِ هُتٗمْنْڠِيَ</text:p>
      <text:p text:style-name="Text_20_body">كُوَ نَاءٗ وَ كَدِيرِ * هِيٗ نْدِيٗ دَسِتُورِ *<text:line-break/>نَ كْوَ مْكٖ نِ فَخَارِ * كْوَ وٖينْدٖ تَيِڤُنِيَ</text:p>
      <text:p text:style-name="Text_20_body">نَ فُفنُونُ أُكِپَاتَ * كُوَ مْكٖ نِ مْتَاتَ *<text:line-break/>سِئِنُوكٖ نَ كُتٖيتَ * كْوَانْدَ زِيدِ كْوَنْڠَلِيَ</text:p>
      <text:p text:style-name="Text_20_body">سِمْتُكُلِيٖ ذَانَ * كْوَ كُوَ وَاجَ هُنٖينَ *<text:line-break/>هِيلٗ نِ خَتَارِ سَانَ * مَيُتٗونِ تَكُتِيَ</text:p>
      <text:p text:style-name="Text_20_body">إِزِوِيٖ أُسُبِيرِ * أُهَكِكِيشٖ خَبَارِ *<text:line-break/>تٖينَ أُفَانْيٖ كْوَ سِيرِ * پَاسِ نَ كُپِيجَ مْبِيَ</text:p>
      <text:p text:style-name="Text_20_body">إِكِيوَ أُمٖتٗشٖيكَ * هِيلٗ نِ يَامْبٗ هَكِيكَ *<text:line-break/>كْوَ تَرَتِيبُ إٖپُوكَ * بِيلَ سَبَابُ كُتَايَ</text:p>
      <text:p text:style-name="Text_20_body">سِتَايٖ يَاكٗ سَبَابُ * أُتَزِيدِ كُهَرِيبُ *<text:line-break/>زِتَتَنْڠَاءَ أَئِيبُ * نَ سِ وٖيمَ كُئٖنٖيَ</text:p>
      <text:p text:style-name="Text_20_body">نَ هِيلٗ كِيسَ كُتٖينْدَ * هُونَ بُودِ كُئِپِينْدَ *<text:line-break/>هَاتَ كَامَ أُونَ نْيٗونْدَ * سِيوٖ نْيُومَ تَرٖجٖيَ</text:p>
      <text:p text:style-name="Text_20_body">إِپِينْدٖ إِپِينْدٖ مْنٗ * سِبَدِيلِ لَاكٗ نٖينٗ *<text:line-break/>مْوِيسٗ تَپَاتَ أُسٗونٗ * يَتَتٗوكَ مَزٗوٖيَ</text:p>
      <text:p text:style-name="Text_20_body">أُتَسُكِكَسُكِيكَ * كِيوَ مٗويٗ وَمْتَاكَ *<text:line-break/>فَهَامُ تَفٖذٖهٖيكَ * كِيوَ هُتٗئِزِوِيَ</text:p>
      <text:p text:style-name="Text_20_body">إِزِوِيٖ إِكُكُوسٖ * مْپَاكَ مَهَابَ يٖيسٖ *<text:line-break/>پٖنْيٖينْيٖ أُسِيَپِيسٖ * مٗيٗونِ كَكُرُدِيَ</text:p>
      <text:p text:style-name="Text_20_body">مْوِسٗوٖ يَتَؤٗنْدٗوكَ * نَ وٖيوٖ أُتَأَفِيكَ *<text:line-break/>كُلِيكٗ كُفٖذٖهٖيكَ * نَ إِزَرَانِ كُنْڠِيَ</text:p>
      <text:p text:style-name="Text_20_body">لَكِينِ نَكُكُمْبُوشَ * كِيسوَ چَ نَانَ أَئِيشَ *<text:line-break/>ڤُرُمَاءِ وَلِزُوشَ * مَاوِ وَكَمزُلِيَ</text:p>
      <text:p text:style-name="Text_20_body">وَلِؤٗنٖينَ نِ وٖينْڠِ * وَكَفَانْيَ نَ مَڠٖينْڠِ *<text:line-break/>نَ زِكَاءٗ زَ مِتِينْڠِ * مَدِينَ زِكَئِنٖيَ</text:p>
      <text:p text:style-name="Text_20_body">كْوَ يَامْبٗ لِيسٗ أَسِيلِ * كْوَ مْكٖ وَاكٖ رَسُولِ *<text:line-break/>كَاتُ هَلِكُوَ كْوٖيلِ * نِ أُڤُومِ وَلِتِيَ</text:p>
      <text:p text:style-name="Text_20_body">مْوَنْڠَلِيٖ نَ مْتُومِ * أَلِكُوَ هَأَتَامِ *<text:line-break/>أَلِزِوِيَ أُلِيمِ * مْپَاكَ وَهَايِ كُويَ</text:p>
      <text:p text:style-name="Text_20_body">يَتَاكَ مْنٗ هَذَارِ * كَتِيكَ هِيزٗ خَبَارِ *<text:line-break/>سِيوٖ مْپٖيسِ كُكِيرِ * يَامْبٗ أُكِلِسِكِيَ</text:p>
      <text:p text:style-name="Text_20_body">تَفِيتِ تَفِيتِ سَانَ * هَاتَ شَاكَ أُوٖ هُونَ *<text:line-break/>نْدِيپٗ هَاپٗ لَاكٗ نٖينَ * بِيلَ سَبَابُ كُتَايَ</text:p>
      <text:p text:style-name="Text_20_body">هَاپَ سَاسَ نِتَكٗومَ * وَالَ يٗوتٖ سِكُسٖيمَ *<text:line-break/>لَكِينِ أُكِئَنْدَامَ * هَايَ تَكُسَئِدِيَ</text:p>
      <text:p text:style-name="Text_20_body">نِيَ نَ يَانْڠُ ذَمِيرِ * كْوَنْدِيكَ كْوَ مَشَئِيرِ *<text:line-break/>نِ كُئٖنٖيزَ خَبَارِ * كْوَ وٖينْيٖ كُيَسِكِيَ</text:p>
      <text:p text:style-name="Text_20_body">نِ سَهَالِ كُسِكِيزَ * كَسٖيتِ مٗويَ هُوٖيزَ *<text:line-break/>وٖينْڠِ وَكَپُلِكِيزَ * وَكَسِكِيزَ پَمٗويَ</text:p>
      <text:p text:style-name="Text_20_body">لَاءُ كَامَ نِ كِتَابُ * وَسٗمَاجِ نِ هُبُوبُ *<text:line-break/>وٖينْڠِ هُؤٗونَ تَأَبُ * كُسِكِيزَ مٖزٗوٖيَ</text:p>
      <text:p text:style-name="Text_20_body">كَؤُولِ يَانْڠُ تَمَاتِ * نِ زٖينُ هِيزِ بَئِيتِ *<text:line-break/>وَڤُلَانَ مَبَنَاتِ * نْيٗوتٖ نَوَكُسُدِيَ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Scheherazade" svg:font-family="Scheherazade" style:font-adornments="Regular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class="text" style:master-page-name="">
      <style:paragraph-properties fo:margin-top="0cm" fo:margin-bottom="0cm" style:contextual-spacing="false" fo:text-align="end" style:justify-single-word="false" style:page-number="auto" fo:background-color="transparent" style:shadow="none" style:writing-mode="rl-tb">
        <style:tab-stops/>
        <style:background-image/>
      </style:paragraph-properties>
      <style:text-properties style:font-name-complex="Scheherazade" style:font-family-complex="Scheherazade" style:font-style-name-complex="Regular" style:font-pitch-complex="variable" style:font-size-complex="24pt" style:language-complex="ar" style:country-complex="OM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1cm" fo:margin-right="1cm" fo:margin-top="0.254cm" fo:margin-bottom="0.254cm" style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152cm" fo:margin-bottom="0.152cm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1.27cm" fo:margin-right="0cm" fo:text-indent="0cm" style:auto-text-indent="false"/>
    </style:style>
    <style:style style:name="Table_20_Contents" style:display-name="Table Contents" style:family="paragraph" style:parent-style-name="Standard" style:class="extra">
      <style:paragraph-properties fo:margin-left="0.076cm" fo:margin-right="0.076cm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76cm" fo:margin-right="0.076cm" fo:text-align="start" style:justify-single-word="false" fo:text-indent="0cm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255cm" style:type="center"/>
          <style:tab-stop style:position="16.51cm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203cm" fo:margin-bottom="0.203cm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1.27cm" fo:margin-right="0cm" fo:margin-top="0cm" fo:margin-bottom="0cm" style:contextual-spacing="false" fo:text-indent="0cm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 style:text-line-through-type="single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499cm"/>
      </text:list-level-style-number>
      <text:list-level-style-number text:level="2" text:style-name="Numbering_20_Symbols" style:num-suffix="." style:num-format="1">
        <style:list-level-properties text:space-before="0.501cm" text:min-label-width="0.499cm"/>
      </text:list-level-style-number>
      <text:list-level-style-number text:level="3" text:style-name="Numbering_20_Symbols" style:num-suffix="." style:num-format="1">
        <style:list-level-properties text:space-before="1cm" text:min-label-width="0.499cm"/>
      </text:list-level-style-number>
      <text:list-level-style-number text:level="4" text:style-name="Numbering_20_Symbols" style:num-suffix="." style:num-format="1">
        <style:list-level-properties text:space-before="1.501cm" text:min-label-width="0.499cm"/>
      </text:list-level-style-number>
      <text:list-level-style-number text:level="5" text:style-name="Numbering_20_Symbols" style:num-suffix="." style:num-format="1">
        <style:list-level-properties text:space-before="2cm" text:min-label-width="0.499cm"/>
      </text:list-level-style-number>
      <text:list-level-style-number text:level="6" text:style-name="Numbering_20_Symbols" style:num-suffix="." style:num-format="1">
        <style:list-level-properties text:space-before="2.501cm" text:min-label-width="0.499cm"/>
      </text:list-level-style-number>
      <text:list-level-style-number text:level="7" text:style-name="Numbering_20_Symbols" style:num-suffix="." style:num-format="1">
        <style:list-level-properties text:space-before="3.001cm" text:min-label-width="0.499cm"/>
      </text:list-level-style-number>
      <text:list-level-style-number text:level="8" text:style-name="Numbering_20_Symbols" style:num-suffix="." style:num-format="1">
        <style:list-level-properties text:space-before="3.502cm" text:min-label-width="0.499cm"/>
      </text:list-level-style-number>
      <text:list-level-style-number text:level="9" text:style-name="Numbering_20_Symbols" style:num-suffix="." style:num-format="1">
        <style:list-level-properties text:space-before="4.001cm" text:min-label-width="0.499cm"/>
      </text:list-level-style-number>
      <text:list-level-style-number text:level="10" text:style-name="Numbering_20_Symbols" style:num-suffix="." style:num-format="1">
        <style:list-level-properties text:space-before="4.502cm" text:min-label-width="0.499cm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499cm"/>
      </text:list-level-style-number>
      <text:list-level-style-number text:level="2" text:style-name="Numbering_20_Symbols" style:num-format="1" text:start-value="2">
        <style:list-level-properties text:space-before="0.499cm" text:min-label-width="0.499cm"/>
      </text:list-level-style-number>
      <text:list-level-style-number text:level="3" text:style-name="Numbering_20_Symbols" style:num-format="1" text:start-value="3">
        <style:list-level-properties text:space-before="0.998cm" text:min-label-width="1cm"/>
      </text:list-level-style-number>
      <text:list-level-style-number text:level="4" text:style-name="Numbering_20_Symbols" style:num-format="1" text:start-value="4">
        <style:list-level-properties text:space-before="1.998cm" text:min-label-width="1.251cm"/>
      </text:list-level-style-number>
      <text:list-level-style-number text:level="5" text:style-name="Numbering_20_Symbols" style:num-format="1" text:start-value="5">
        <style:list-level-properties text:space-before="3.249cm" text:min-label-width="1.499cm"/>
      </text:list-level-style-number>
      <text:list-level-style-number text:level="6" text:style-name="Numbering_20_Symbols" style:num-format="1" text:start-value="6">
        <style:list-level-properties text:space-before="4.748cm" text:min-label-width="1.801cm"/>
      </text:list-level-style-number>
      <text:list-level-style-number text:level="7" text:style-name="Numbering_20_Symbols" style:num-format="1" text:start-value="7">
        <style:list-level-properties text:space-before="6.549cm" text:min-label-width="2.3cm"/>
      </text:list-level-style-number>
      <text:list-level-style-number text:level="8" text:style-name="Numbering_20_Symbols" style:num-format="1" text:start-value="8">
        <style:list-level-properties text:space-before="8.849cm" text:min-label-width="2.6cm"/>
      </text:list-level-style-number>
      <text:list-level-style-number text:level="9" text:style-name="Numbering_20_Symbols" style:num-format="1" text:start-value="9">
        <style:list-level-properties text:space-before="11.449cm" text:min-label-width="2.801cm"/>
      </text:list-level-style-number>
      <text:list-level-style-number text:level="10" text:style-name="Numbering_20_Symbols" style:num-format="1" text:start-value="10">
        <style:list-level-properties text:space-before="14.25cm" text:min-label-width="3.101cm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3cm"/>
      </text:list-level-style-number>
      <text:list-level-style-number text:level="2" text:style-name="Numbering_20_Symbols" style:num-format="1" text:start-value="2">
        <style:list-level-properties text:space-before="3.001cm" text:min-label-width="3cm"/>
      </text:list-level-style-number>
      <text:list-level-style-number text:level="3" text:style-name="Numbering_20_Symbols" style:num-format="1" text:start-value="3">
        <style:list-level-properties text:space-before="6.001cm" text:min-label-width="3cm"/>
      </text:list-level-style-number>
      <text:list-level-style-number text:level="4" text:style-name="Numbering_20_Symbols" style:num-format="1" text:start-value="4">
        <style:list-level-properties text:space-before="9.002cm" text:min-label-width="3cm"/>
      </text:list-level-style-number>
      <text:list-level-style-number text:level="5" text:style-name="Numbering_20_Symbols" style:num-format="1" text:start-value="5">
        <style:list-level-properties text:space-before="12.002cm" text:min-label-width="3cm"/>
      </text:list-level-style-number>
      <text:list-level-style-number text:level="6" text:style-name="Numbering_20_Symbols" style:num-format="1" text:start-value="6">
        <style:list-level-properties text:space-before="15.002cm" text:min-label-width="3cm"/>
      </text:list-level-style-number>
      <text:list-level-style-number text:level="7" text:style-name="Numbering_20_Symbols" style:num-format="1" text:start-value="7">
        <style:list-level-properties text:space-before="18.003cm" text:min-label-width="3cm"/>
      </text:list-level-style-number>
      <text:list-level-style-number text:level="8" text:style-name="Numbering_20_Symbols" style:num-format="1" text:start-value="8">
        <style:list-level-properties text:space-before="21.003cm" text:min-label-width="3cm"/>
      </text:list-level-style-number>
      <text:list-level-style-number text:level="9" text:style-name="Numbering_20_Symbols" style:num-format="1" text:start-value="9">
        <style:list-level-properties text:space-before="24.003cm" text:min-label-width="3cm"/>
      </text:list-level-style-number>
      <text:list-level-style-number text:level="10" text:style-name="Numbering_20_Symbols" style:num-format="1" text:start-value="10">
        <style:list-level-properties text:space-before="27.004cm" text:min-label-width="3cm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499cm"/>
      </text:list-level-style-number>
      <text:list-level-style-number text:level="2" text:style-name="Numbering_20_Symbols" style:num-suffix="." style:num-format="I" text:start-value="2">
        <style:list-level-properties text:space-before="0.501cm" text:min-label-width="0.499cm"/>
      </text:list-level-style-number>
      <text:list-level-style-number text:level="3" text:style-name="Numbering_20_Symbols" style:num-suffix="." style:num-format="I" text:start-value="3">
        <style:list-level-properties text:space-before="1cm" text:min-label-width="0.499cm"/>
      </text:list-level-style-number>
      <text:list-level-style-number text:level="4" text:style-name="Numbering_20_Symbols" style:num-suffix="." style:num-format="I" text:start-value="4">
        <style:list-level-properties text:space-before="1.501cm" text:min-label-width="0.499cm"/>
      </text:list-level-style-number>
      <text:list-level-style-number text:level="5" text:style-name="Numbering_20_Symbols" style:num-suffix="." style:num-format="I" text:start-value="5">
        <style:list-level-properties text:space-before="2cm" text:min-label-width="0.499cm"/>
      </text:list-level-style-number>
      <text:list-level-style-number text:level="6" text:style-name="Numbering_20_Symbols" style:num-suffix="." style:num-format="I" text:start-value="6">
        <style:list-level-properties text:space-before="2.501cm" text:min-label-width="0.499cm"/>
      </text:list-level-style-number>
      <text:list-level-style-number text:level="7" text:style-name="Numbering_20_Symbols" style:num-suffix="." style:num-format="I" text:start-value="7">
        <style:list-level-properties text:space-before="3.001cm" text:min-label-width="0.499cm"/>
      </text:list-level-style-number>
      <text:list-level-style-number text:level="8" text:style-name="Numbering_20_Symbols" style:num-suffix="." style:num-format="I" text:start-value="8">
        <style:list-level-properties text:space-before="3.502cm" text:min-label-width="0.499cm"/>
      </text:list-level-style-number>
      <text:list-level-style-number text:level="9" text:style-name="Numbering_20_Symbols" style:num-suffix="." style:num-format="I" text:start-value="9">
        <style:list-level-properties text:space-before="4.001cm" text:min-label-width="0.499cm"/>
      </text:list-level-style-number>
      <text:list-level-style-number text:level="10" text:style-name="Numbering_20_Symbols" style:num-suffix="." style:num-format="I" text:start-value="10">
        <style:list-level-properties text:space-before="4.502cm" text:min-label-width="0.499cm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4cm"/>
      </text:list-level-style-number>
      <text:list-level-style-number text:level="2" text:style-name="Numbering_20_Symbols" style:num-suffix="." style:num-format="1" text:start-value="2" text:display-levels="2">
        <style:list-level-properties text:space-before="0.45cm" text:min-label-width="0.651cm"/>
      </text:list-level-style-number>
      <text:list-level-style-number text:level="3" text:style-name="Numbering_20_Symbols" style:num-suffix=")" style:num-format="a" text:start-value="3">
        <style:list-level-properties text:space-before="1.1cm" text:min-label-width="0.45cm"/>
      </text:list-level-style-number>
      <text:list-level-style-bullet text:level="4" text:style-name="Numbering_20_Symbols" text:bullet-char="•">
        <style:list-level-properties text:space-before="1.605cm" text:min-label-width="0.395cm"/>
        <style:text-properties style:font-name="StarSymbol"/>
      </text:list-level-style-bullet>
      <text:list-level-style-bullet text:level="5" text:style-name="Numbering_20_Symbols" text:bullet-char="•">
        <style:list-level-properties text:space-before="2cm" text:min-label-width="0.395cm"/>
        <style:text-properties style:font-name="StarSymbol"/>
      </text:list-level-style-bullet>
      <text:list-level-style-bullet text:level="6" text:style-name="Numbering_20_Symbols" text:bullet-char="•">
        <style:list-level-properties text:space-before="2.395cm" text:min-label-width="0.395cm"/>
        <style:text-properties style:font-name="StarSymbol"/>
      </text:list-level-style-bullet>
      <text:list-level-style-bullet text:level="7" text:style-name="Numbering_20_Symbols" text:bullet-char="•">
        <style:list-level-properties text:space-before="2.791cm" text:min-label-width="0.395cm"/>
        <style:text-properties style:font-name="StarSymbol"/>
      </text:list-level-style-bullet>
      <text:list-level-style-bullet text:level="8" text:style-name="Numbering_20_Symbols" text:bullet-char="•">
        <style:list-level-properties text:space-before="3.186cm" text:min-label-width="0.395cm"/>
        <style:text-properties style:font-name="StarSymbol"/>
      </text:list-level-style-bullet>
      <text:list-level-style-bullet text:level="9" text:style-name="Numbering_20_Symbols" text:bullet-char="•">
        <style:list-level-properties text:space-before="3.581cm" text:min-label-width="0.395cm"/>
        <style:text-properties style:font-name="StarSymbol"/>
      </text:list-level-style-bullet>
      <text:list-level-style-bullet text:level="10" text:style-name="Numbering_20_Symbols" text:bullet-char="•">
        <style:list-level-properties text:space-before="3.976cm" text:min-label-width="0.395cm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•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•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•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•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•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•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•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•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•">
        <style:list-level-properties text:space-before="3.601cm" text:min-label-width="0.4cm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3cm"/>
        <style:text-properties style:font-name="StarSymbol"/>
      </text:list-level-style-bullet>
      <text:list-level-style-bullet text:level="2" text:style-name="Numbering_20_Symbols" text:bullet-char="–">
        <style:list-level-properties text:space-before="0.3cm" text:min-label-width="0.3cm"/>
        <style:text-properties style:font-name="StarSymbol"/>
      </text:list-level-style-bullet>
      <text:list-level-style-bullet text:level="3" text:style-name="Numbering_20_Symbols" text:bullet-char="–">
        <style:list-level-properties text:space-before="0.6cm" text:min-label-width="0.3cm"/>
        <style:text-properties style:font-name="StarSymbol"/>
      </text:list-level-style-bullet>
      <text:list-level-style-bullet text:level="4" text:style-name="Numbering_20_Symbols" text:bullet-char="–">
        <style:list-level-properties text:space-before="0.899cm" text:min-label-width="0.3cm"/>
        <style:text-properties style:font-name="StarSymbol"/>
      </text:list-level-style-bullet>
      <text:list-level-style-bullet text:level="5" text:style-name="Numbering_20_Symbols" text:bullet-char="–">
        <style:list-level-properties text:space-before="1.199cm" text:min-label-width="0.3cm"/>
        <style:text-properties style:font-name="StarSymbol"/>
      </text:list-level-style-bullet>
      <text:list-level-style-bullet text:level="6" text:style-name="Numbering_20_Symbols" text:bullet-char="–">
        <style:list-level-properties text:space-before="1.499cm" text:min-label-width="0.3cm"/>
        <style:text-properties style:font-name="StarSymbol"/>
      </text:list-level-style-bullet>
      <text:list-level-style-bullet text:level="7" text:style-name="Numbering_20_Symbols" text:bullet-char="–">
        <style:list-level-properties text:space-before="1.801cm" text:min-label-width="0.3cm"/>
        <style:text-properties style:font-name="StarSymbol"/>
      </text:list-level-style-bullet>
      <text:list-level-style-bullet text:level="8" text:style-name="Numbering_20_Symbols" text:bullet-char="–">
        <style:list-level-properties text:space-before="2.101cm" text:min-label-width="0.3cm"/>
        <style:text-properties style:font-name="StarSymbol"/>
      </text:list-level-style-bullet>
      <text:list-level-style-bullet text:level="9" text:style-name="Numbering_20_Symbols" text:bullet-char="–">
        <style:list-level-properties text:space-before="2.401cm" text:min-label-width="0.3cm"/>
        <style:text-properties style:font-name="StarSymbol"/>
      </text:list-level-style-bullet>
      <text:list-level-style-bullet text:level="10" text:style-name="Numbering_20_Symbols" text:bullet-char="–">
        <style:list-level-properties text:space-before="2.7cm" text:min-label-width="0.3cm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2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3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4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5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6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7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8" text:style-name="Numbering_20_Symbols" text:bullet-char="□">
        <style:list-level-properties text:space-before="0.395cm" text:min-label-width="0.395cm"/>
        <style:text-properties style:font-name="StarSymbol"/>
      </text:list-level-style-bullet>
      <text:list-level-style-bullet text:level="9" text:style-name="Numbering_20_Symbols" text:bullet-char="☑">
        <style:list-level-properties text:min-label-width="0.395cm"/>
        <style:text-properties style:font-name="StarSymbol"/>
      </text:list-level-style-bullet>
      <text:list-level-style-bullet text:level="10" text:style-name="Numbering_20_Symbols" text:bullet-char="□">
        <style:list-level-properties text:space-before="0.395cm" text:min-label-width="0.395cm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4cm"/>
        <style:text-properties style:font-name="StarSymbol"/>
      </text:list-level-style-bullet>
      <text:list-level-style-bullet text:level="2" text:style-name="Numbering_20_Symbols" text:bullet-char="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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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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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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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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">
        <style:list-level-properties text:space-before="3.601cm" text:min-label-width="0.4cm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4cm"/>
        <style:text-properties style:font-name="StarSymbol"/>
      </text:list-level-style-bullet>
      <text:list-level-style-bullet text:level="2" text:style-name="Numbering_20_Symbols" text:bullet-char="✗">
        <style:list-level-properties text:space-before="0.401cm" text:min-label-width="0.4cm"/>
        <style:text-properties style:font-name="StarSymbol"/>
      </text:list-level-style-bullet>
      <text:list-level-style-bullet text:level="3" text:style-name="Numbering_20_Symbols" text:bullet-char="✗">
        <style:list-level-properties text:space-before="0.799cm" text:min-label-width="0.4cm"/>
        <style:text-properties style:font-name="StarSymbol"/>
      </text:list-level-style-bullet>
      <text:list-level-style-bullet text:level="4" text:style-name="Numbering_20_Symbols" text:bullet-char="✗">
        <style:list-level-properties text:space-before="1.2cm" text:min-label-width="0.4cm"/>
        <style:text-properties style:font-name="StarSymbol"/>
      </text:list-level-style-bullet>
      <text:list-level-style-bullet text:level="5" text:style-name="Numbering_20_Symbols" text:bullet-char="✗">
        <style:list-level-properties text:space-before="1.6cm" text:min-label-width="0.4cm"/>
        <style:text-properties style:font-name="StarSymbol"/>
      </text:list-level-style-bullet>
      <text:list-level-style-bullet text:level="6" text:style-name="Numbering_20_Symbols" text:bullet-char="✗">
        <style:list-level-properties text:space-before="2.001cm" text:min-label-width="0.4cm"/>
        <style:text-properties style:font-name="StarSymbol"/>
      </text:list-level-style-bullet>
      <text:list-level-style-bullet text:level="7" text:style-name="Numbering_20_Symbols" text:bullet-char="✗">
        <style:list-level-properties text:space-before="2.399cm" text:min-label-width="0.4cm"/>
        <style:text-properties style:font-name="StarSymbol"/>
      </text:list-level-style-bullet>
      <text:list-level-style-bullet text:level="8" text:style-name="Numbering_20_Symbols" text:bullet-char="✗">
        <style:list-level-properties text:space-before="2.8cm" text:min-label-width="0.4cm"/>
        <style:text-properties style:font-name="StarSymbol"/>
      </text:list-level-style-bullet>
      <text:list-level-style-bullet text:level="9" text:style-name="Numbering_20_Symbols" text:bullet-char="✗">
        <style:list-level-properties text:space-before="3.2cm" text:min-label-width="0.4cm"/>
        <style:text-properties style:font-name="StarSymbol"/>
      </text:list-level-style-bullet>
      <text:list-level-style-bullet text:level="10" text:style-name="Numbering_20_Symbols" text:bullet-char="✗">
        <style:list-level-properties text:space-before="3.601cm" text:min-label-width="0.4cm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